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9024" calcext:value-type="float">
            <text:p>101.9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0656" calcext:value-type="float">
            <text:p>101.26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1824" calcext:value-type="float">
            <text:p>101.46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2248" calcext:value-type="float">
            <text:p>100.28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6992" calcext:value-type="float">
            <text:p>99.3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9336" calcext:value-type="float">
            <text:p>98.3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1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6096" calcext:value-type="float">
            <text:p>91.4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1576" calcext:value-type="float">
            <text:p>85.7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0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0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0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0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200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9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9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9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3032" calcext:value-type="float">
            <text:p>75.31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9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9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9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132" calcext:value-type="float">
            <text:p>71.52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2616" calcext:value-type="float">
            <text:p>71.22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8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8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8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8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8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8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512" calcext:value-type="float">
            <text:p>68.48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8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7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7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196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